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orphans="2" fo:widows="2" fo:text-indent="0in" style:auto-text-indent="false"/>
      <style:text-properties officeooo:paragraph-rsid="001e1d33"/>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egoe UI" fo:font-size="10.3000001907349pt" fo:letter-spacing="normal" fo:font-style="normal" fo:font-weight="normal" officeooo:paragraph-rsid="001e1d33"/>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egoe UI" fo:font-size="10.3000001907349pt" fo:letter-spacing="normal" fo:font-style="normal" fo:font-weight="normal" officeooo:paragraph-rsid="001f4fa0"/>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c9211e" loext:opacity="100%" style:font-name="Segoe UI" fo:font-size="10.3000001907349pt" fo:letter-spacing="normal" fo:font-style="normal" fo:font-weight="normal" officeooo:rsid="00229e9e" officeooo:paragraph-rsid="00229e9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c9211e" loext:opacity="100%" style:font-name="Segoe UI" fo:font-size="10.3000001907349pt" fo:letter-spacing="normal" fo:font-style="normal" fo:font-weight="normal" officeooo:paragraph-rsid="00229e9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c9211e" loext:opacity="100%" style:font-name="Segoe UI" fo:font-size="10.3000001907349pt" fo:letter-spacing="normal" fo:font-style="normal" fo:font-weight="normal" officeooo:rsid="00280ddc" officeooo:paragraph-rsid="00280ddc"/>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officeooo:paragraph-rsid="00229e9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officeooo:paragraph-rsid="001f4fa0"/>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officeooo:paragraph-rsid="00250e46"/>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officeooo:paragraph-rsid="0026a4a7"/>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officeooo:paragraph-rsid="00275803"/>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officeooo:paragraph-rsid="0027a347"/>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officeooo:paragraph-rsid="00280ddc"/>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color="#c9211e" loext:opacity="100%" officeooo:paragraph-rsid="00229e9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color="#c9211e" loext:opacity="100%" officeooo:paragraph-rsid="0024599a"/>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color="#c9211e" loext:opacity="100%" officeooo:rsid="0024599a" officeooo:paragraph-rsid="0024599a"/>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color="#c9211e" loext:opacity="100%" fo:font-weight="normal" officeooo:paragraph-rsid="00275803" style:font-weight-asian="normal" style:font-weight-complex="normal"/>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color="#c9211e" loext:opacity="100%" officeooo:rsid="0027a347" officeooo:paragraph-rsid="0027a347"/>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officeooo:rsid="00250e46" officeooo:paragraph-rsid="00275803"/>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officeooo:rsid="00275803" officeooo:paragraph-rsid="00275803"/>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275803" officeooo:paragraph-rsid="00275803" style:font-weight-asian="bold" style:font-weight-complex="bold"/>
    </style:style>
    <style:style style:name="P2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275803" officeooo:paragraph-rsid="0027a347" style:font-weight-asian="bold" style:font-weight-complex="bold"/>
    </style:style>
    <style:style style:name="T1" style:family="text">
      <style:text-properties fo:font-variant="normal" fo:text-transform="none" fo:color="#000000" loext:opacity="100%" style:font-name="Segoe UI" fo:font-size="10.3000001907349pt" fo:letter-spacing="normal" fo:font-style="normal" fo:font-weight="normal"/>
    </style:style>
    <style:style style:name="T2" style:family="text">
      <style:text-properties fo:font-variant="normal" fo:text-transform="none" fo:color="#000000" loext:opacity="100%" style:font-name="Segoe UI" fo:font-size="10.3000001907349pt" fo:letter-spacing="normal" fo:font-style="normal" fo:font-weight="normal" officeooo:rsid="00229e9e"/>
    </style:style>
    <style:style style:name="T3" style:family="text">
      <style:text-properties fo:font-variant="normal" fo:text-transform="none" fo:color="#000000" loext:opacity="100%" style:font-name="Segoe UI" fo:font-size="10.3000001907349pt" fo:letter-spacing="normal" fo:font-style="normal" fo:font-weight="normal" officeooo:rsid="00280ddc"/>
    </style:style>
    <style:style style:name="T4" style:family="text">
      <style:text-properties fo:font-variant="normal" fo:text-transform="none" fo:color="#000000" loext:opacity="100%" style:font-name="Segoe UI" fo:font-size="10.3000001907349pt" fo:letter-spacing="normal" fo:font-style="normal" fo:font-weight="bold" style:font-weight-asian="bold" style:font-weight-complex="bold"/>
    </style:style>
    <style:style style:name="T5" style:family="text">
      <style:text-properties fo:font-variant="normal" fo:text-transform="none" style:font-name="Segoe UI" fo:font-size="10.3000001907349pt" fo:letter-spacing="normal" fo:font-style="normal" fo:font-weight="normal"/>
    </style:style>
    <style:style style:name="T6" style:family="text">
      <style:text-properties fo:font-variant="normal" fo:text-transform="none" style:font-name="Segoe UI" fo:font-size="10.3000001907349pt" fo:letter-spacing="normal" fo:font-style="normal" fo:font-weight="normal" loext:padding="0in" loext:border="none"/>
    </style:style>
    <style:style style:name="T7" style:family="text">
      <style:text-properties fo:font-variant="normal" fo:text-transform="none" style:font-name="Segoe UI" fo:font-size="10.3000001907349pt" fo:letter-spacing="normal" fo:font-style="normal" fo:font-weight="normal" officeooo:rsid="00229e9e"/>
    </style:style>
    <style:style style:name="T8" style:family="text">
      <style:text-properties fo:font-variant="normal" fo:text-transform="none" style:font-name="Segoe UI" fo:font-size="10.3000001907349pt" fo:letter-spacing="normal" fo:font-style="normal" fo:font-weight="normal" officeooo:rsid="0024599a"/>
    </style:style>
    <style:style style:name="T9" style:family="text">
      <style:text-properties fo:font-variant="normal" fo:text-transform="none" style:font-name="Segoe UI" fo:font-size="10.3000001907349pt" fo:letter-spacing="normal" fo:font-style="normal" fo:font-weight="bold" style:font-weight-asian="bold" style:font-weight-complex="bold"/>
    </style:style>
    <style:style style:name="T10" style:family="text">
      <style:text-properties fo:font-variant="normal" fo:text-transform="none" style:font-name="Segoe UI" fo:font-size="10.3000001907349pt" fo:letter-spacing="normal" fo:font-style="normal" fo:font-weight="bold" officeooo:rsid="00229e9e" style:font-weight-asian="bold" style:font-weight-complex="bold"/>
    </style:style>
    <style:style style:name="T11" style:family="text">
      <style:text-properties fo:font-variant="normal" fo:text-transform="none" style:font-name="Segoe UI" fo:font-size="10.3000001907349pt" fo:letter-spacing="normal" fo:font-style="normal" fo:font-weight="bold" officeooo:rsid="00275803" style:font-weight-asian="bold" style:font-weight-complex="bold"/>
    </style:style>
    <style:style style:name="T12" style:family="text">
      <style:text-properties fo:font-variant="normal" fo:text-transform="none" style:font-name="Segoe UI" fo:font-size="10.3000001907349pt" fo:letter-spacing="normal" fo:font-style="normal" officeooo:rsid="00275803"/>
    </style:style>
    <style:style style:name="T13" style:family="text">
      <style:text-properties fo:font-variant="normal" fo:text-transform="none" style:font-name="Segoe UI" fo:font-size="10.3000001907349pt" fo:letter-spacing="normal" fo:font-style="normal" officeooo:rsid="0027a347"/>
    </style:style>
    <style:style style:name="T14" style:family="text">
      <style:text-properties fo:font-variant="normal" fo:text-transform="none" style:font-name="Segoe UI" fo:font-size="10.3000001907349pt" fo:letter-spacing="normal" fo:font-style="normal" style:text-underline-style="solid" style:text-underline-width="auto" style:text-underline-color="font-color" fo:font-weight="normal"/>
    </style:style>
    <style:style style:name="T15" style:family="text">
      <style:text-properties fo:font-variant="normal" fo:text-transform="none" style:font-name="Segoe UI" fo:font-size="10.3000001907349pt" fo:letter-spacing="normal" fo:font-style="normal" style:text-underline-style="none" fo:font-weight="normal"/>
    </style:style>
    <style:style style:name="T16" style:family="text">
      <style:text-properties fo:font-variant="normal" fo:text-transform="none" fo:color="#c9211e" loext:opacity="100%" style:font-name="Segoe UI" fo:font-size="10.3000001907349pt" fo:letter-spacing="normal" fo:font-style="normal" fo:font-weight="normal"/>
    </style:style>
    <style:style style:name="T17" style:family="text">
      <style:text-properties fo:font-variant="normal" fo:text-transform="none" fo:color="#c9211e" loext:opacity="100%" style:font-name="Segoe UI" fo:font-size="10.3000001907349pt" fo:letter-spacing="normal" fo:font-style="normal" fo:font-weight="normal" officeooo:rsid="001e1d33"/>
    </style:style>
    <style:style style:name="T18" style:family="text">
      <style:text-properties fo:font-variant="normal" fo:text-transform="none" fo:color="#c9211e" loext:opacity="100%" style:font-name="Segoe UI" fo:font-size="10.3000001907349pt" fo:letter-spacing="normal" fo:font-style="normal" fo:font-weight="normal" officeooo:rsid="00229e9e"/>
    </style:style>
    <style:style style:name="T19" style:family="text">
      <style:text-properties fo:font-variant="normal" fo:text-transform="none" fo:color="#c9211e" loext:opacity="100%" style:font-name="Segoe UI" fo:font-size="10.3000001907349pt" fo:letter-spacing="normal" fo:font-style="normal" fo:font-weight="normal" officeooo:rsid="0024599a"/>
    </style:style>
    <style:style style:name="T20" style:family="text">
      <style:text-properties fo:font-variant="normal" fo:text-transform="none" fo:color="#c9211e" loext:opacity="100%" style:font-name="Segoe UI" fo:font-size="10.3000001907349pt" fo:letter-spacing="normal" fo:font-style="normal" fo:font-weight="normal" officeooo:rsid="00250e46"/>
    </style:style>
    <style:style style:name="T21" style:family="text">
      <style:text-properties fo:font-variant="normal" fo:text-transform="none" fo:color="#c9211e" loext:opacity="100%" style:font-name="Segoe UI" fo:font-size="10.3000001907349pt" fo:letter-spacing="normal" fo:font-style="normal" fo:font-weight="normal" officeooo:rsid="0026a4a7"/>
    </style:style>
    <style:style style:name="T22" style:family="text">
      <style:text-properties fo:font-variant="normal" fo:text-transform="none" fo:color="#c9211e" loext:opacity="100%" style:font-name="Segoe UI" fo:font-size="10.3000001907349pt" fo:letter-spacing="normal" fo:font-style="normal" fo:font-weight="normal" officeooo:rsid="00275803"/>
    </style:style>
    <style:style style:name="T23" style:family="text">
      <style:text-properties fo:font-variant="normal" fo:text-transform="none" fo:color="#c9211e" loext:opacity="100%" style:font-name="Segoe UI" fo:font-size="10.3000001907349pt" fo:letter-spacing="normal" fo:font-style="normal" fo:font-weight="normal" style:font-weight-asian="normal" style:font-weight-complex="normal"/>
    </style:style>
    <style:style style:name="T24" style:family="text">
      <style:text-properties fo:font-variant="normal" fo:text-transform="none" fo:color="#c9211e" loext:opacity="100%" style:font-name="Segoe UI" fo:font-size="10.3000001907349pt" fo:letter-spacing="normal" fo:font-style="normal" fo:font-weight="normal" officeooo:rsid="00275803" style:font-weight-asian="normal" style:font-weight-complex="normal"/>
    </style:style>
    <style:style style:name="T25" style:family="text">
      <style:text-properties fo:font-variant="normal" fo:text-transform="none" fo:color="#c9211e" loext:opacity="100%" style:font-name="Segoe UI" fo:font-size="10.3000001907349pt" fo:letter-spacing="normal" fo:font-style="normal" fo:font-weight="normal" officeooo:rsid="0024599a" style:font-weight-asian="normal" style:font-weight-complex="normal"/>
    </style:style>
    <style:style style:name="T26" style:family="text">
      <style:text-properties fo:font-variant="normal" fo:text-transform="none" fo:color="#c9211e" loext:opacity="100%" style:font-name="Segoe UI" fo:font-size="10.3000001907349pt" fo:letter-spacing="normal" fo:font-style="normal" fo:font-weight="normal" officeooo:rsid="0027a347"/>
    </style:style>
    <style:style style:name="T27" style:family="text">
      <style:text-properties fo:font-variant="normal" fo:text-transform="none" fo:color="#c9211e" loext:opacity="100%" style:font-name="Segoe UI" fo:font-size="10.3000001907349pt" fo:letter-spacing="normal" fo:font-style="normal" fo:font-weight="normal" officeooo:rsid="0027a347" style:font-weight-asian="bold" style:font-weight-complex="bold"/>
    </style:style>
    <style:style style:name="T28" style:family="text">
      <style:text-properties fo:font-variant="normal" fo:text-transform="none" fo:color="#c9211e" loext:opacity="100%" style:font-name="Segoe UI" fo:font-size="10.3000001907349pt" fo:letter-spacing="normal" fo:font-style="normal" fo:font-weight="normal" officeooo:rsid="00280ddc"/>
    </style:style>
    <style:style style:name="T29" style:family="text">
      <style:text-properties fo:font-variant="normal" fo:text-transform="none" fo:color="#c9211e" loext:opacity="100%" style:font-name="Segoe UI" fo:font-size="10.3000001907349pt" fo:letter-spacing="normal" fo:font-style="normal" fo:font-weight="bold" style:font-weight-asian="bold" style:font-weight-complex="bold"/>
    </style:style>
    <style:style style:name="T30" style:family="text">
      <style:text-properties fo:font-variant="normal" fo:text-transform="none" fo:color="#c9211e" loext:opacity="100%" style:font-name="Segoe UI" fo:font-size="10.3000001907349pt" fo:letter-spacing="normal" fo:font-style="normal" fo:font-weight="bold" officeooo:rsid="00250e46" style:font-weight-asian="bold" style:font-weight-complex="bold"/>
    </style:style>
    <style:style style:name="T31" style:family="text">
      <style:text-properties fo:font-variant="normal" fo:text-transform="none" fo:color="#c9211e" loext:opacity="100%" style:font-name="Segoe UI" fo:font-size="10.3000001907349pt" fo:letter-spacing="normal" fo:font-style="normal" fo:font-weight="bold" officeooo:rsid="0024599a" style:font-weight-asian="bold" style:font-weight-complex="bold"/>
    </style:style>
    <style:style style:name="T32" style:family="text">
      <style:text-properties fo:font-variant="normal" fo:text-transform="none" fo:color="#c9211e" loext:opacity="100%" style:font-name="Segoe UI" fo:font-size="10.3000001907349pt" fo:letter-spacing="normal" fo:font-style="normal" fo:font-weight="bold" officeooo:rsid="0026a4a7" style:font-weight-asian="bold" style:font-weight-complex="bold"/>
    </style:style>
    <style:style style:name="T33" style:family="text">
      <style:text-properties fo:font-variant="normal" fo:text-transform="none" fo:color="#c9211e" loext:opacity="100%" style:font-name="Segoe UI" fo:font-size="10.3000001907349pt" fo:letter-spacing="normal" fo:font-style="normal" fo:font-weight="bold" officeooo:rsid="00229e9e" style:font-weight-asian="bold" style:font-weight-complex="bold"/>
    </style:style>
    <style:style style:name="T34" style:family="text">
      <style:text-properties fo:font-variant="normal" fo:text-transform="none" fo:color="#c9211e" loext:opacity="100%" style:font-name="Segoe UI" fo:font-size="10.3000001907349pt" fo:letter-spacing="normal" fo:font-style="normal" fo:font-weight="bold" officeooo:rsid="00275803" style:font-weight-asian="bold" style:font-weight-complex="bold"/>
    </style:style>
    <style:style style:name="T35" style:family="text">
      <style:text-properties fo:font-variant="normal" fo:text-transform="none" fo:color="#c9211e" loext:opacity="100%" style:font-name="Segoe UI" fo:font-size="10.3000001907349pt" fo:letter-spacing="normal" fo:font-style="normal" fo:font-weight="bold" officeooo:rsid="0027a347" style:font-weight-asian="bold" style:font-weight-complex="bold"/>
    </style:style>
    <style:style style:name="T36" style:family="text">
      <style:text-properties fo:font-variant="normal" fo:text-transform="none" fo:color="#c9211e" loext:opacity="100%" style:font-name="Segoe UI" fo:font-size="10.3000001907349pt" fo:letter-spacing="normal" fo:font-style="normal" officeooo:rsid="0024599a"/>
    </style:style>
    <style:style style:name="T37" style:family="text">
      <style:text-properties fo:font-variant="normal" fo:text-transform="none" fo:color="#c9211e" loext:opacity="100%" style:font-name="Segoe UI" fo:font-size="10.3000001907349pt" fo:letter-spacing="normal" fo:font-style="normal" officeooo:rsid="00250e46"/>
    </style:style>
    <style:style style:name="T38" style:family="text">
      <style:text-properties officeooo:rsid="00229e9e"/>
    </style:style>
    <style:style style:name="T39" style:family="text">
      <style:text-properties fo:font-weight="bold" style:font-weight-asian="bold" style:font-weight-complex="bold"/>
    </style:style>
    <style:style style:name="T40" style:family="text">
      <style:text-properties fo:font-weight="bold" officeooo:rsid="00229e9e" style:font-weight-asian="bold" style:font-weight-complex="bold"/>
    </style:style>
    <style:style style:name="T41"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viewer #1:</text:span><text:line-break/><text:span text:style-name="T1">Remarks to the Author:</text:span><text:line-break/><text:span text:style-name="T1">This manuscript describes a powerful upgrade of the Simple Neurite Tracer software package for segmenting, tracing, editing, visualizing and quantifying image neurons in light based microscopy images. The original package has been extended into a computational ecosystem consisting of semi-automated tracing in multiple dimensions, and cell and circuit analysis including statistical graph analysis and visualization. The field of neuroanatomy is thriving with multiple approaches for obtaining clean single neurons, the scale of imaging data being generated and the understanding of morphology as a key determinant of cell type. This short article describes this valuable package which should be of interest to a broad community.</text:span><text:line-break/><text:line-break/><text:span text:style-name="T1">I have some considerations which might improve the presentation of the material, not necessary in order of importance.</text:span><text:line-break/><text:line-break/><text:span text:style-name="T1">1. In my opinion the abstract should only describe what is the content summary. I would not tend to use phrases like "that replaces the popular Simple Neurite Tracer software." That this is an upgrade that can be noted in the introduction.</text:span></text:p>
      <text:p text:style-name="P1"><text:span text:style-name="T33">TF</text:span><text:span text:style-name="T18">: Edit </text:span><text:span text:style-name="T17">the summary accordingly</text:span><text:line-break/><text:line-break/><text:span text:style-name="T1">2. Some references to statements like "more than 130,000 reconstructed cells" would be helpful. Also reference at least your own prior work if not others related software.</text:span></text:p>
      <text:p text:style-name="P7"><text:span text:style-name="T33">TF</text:span><text:span text:style-name="T18">: Add refs.</text:span><text:line-break/><text:line-break/><text:span text:style-name="T1">3. In Figure 1 it is not exactly clear what parts o the wheel are actually new and part of the core SNT. What is in the center, is it the user doing the operations on the outside. I think some more clarity on how SNT is organized or a better illustration of the workflow might help.</text:span></text:p>
      <text:p text:style-name="P7"><text:span text:style-name="T33">CA, UG, KISH, ME</text:span><text:span text:style-name="T18">.</text:span><text:span text:style-name="T2"> </text:span><text:span text:style-name="T18">Any thoughts?</text:span></text:p>
      <text:p text:style-name="P2"/>
      <text:p text:style-name="P3">4. Some more details on the computational tools available as part of the core SNT package would be helpful. e.g. Have the authors implemented persistent homology algorithms or some of the other techniques mentioned? How do we know they work well?</text:p>
      <text:p text:style-name="P5"><text:span text:style-name="T40">TF</text:span><text:span text:style-name="T38">: Revise test.</text:span></text:p>
      <text:p text:style-name="P3"/>
      <text:p text:style-name="P3">5. In Figure 2 is the regional connectivity diagram a graphical computation that can be produced in SNT or a summary presentation only for this paper?</text:p>
      <text:p text:style-name="P4"><text:span text:style-name="T39">TF</text:span><text:span text:style-name="T41">:</text:span><text:span text:style-name="T39"> </text:span>Explain in text and figure legend.</text:p>
      <text:p text:style-name="P14"><text:span text:style-name="T10">CA</text:span><text:span text:style-name="T7">: What do you think of making a videocast for this figure (running the fig’s script)?</text:span></text:p>
      <text:p text:style-name="P7"><text:span text:style-name="T31">CA</text:span><text:span text:style-name="T19">: Do we need to fix </text:span><text:a xlink:type="simple" xlink:href="https://github.com/morphonets/SNT/issues/37" text:style-name="Internet_20_link" text:visited-style-name="Visited_20_Internet_20_Link">https://github.com/morphonets/SNT/issues/37</text:a><text:span text:style-name="T19"> ?</text:span></text:p>
      <text:p text:style-name="P7"><text:span text:style-name="T19"/></text:p>
      <text:p text:style-name="P8"><text:span text:style-name="T1">6. A study or vignette using some of the many statistical attributes listed at the bottom of page 5 might make for an interesting illustration of the power of these new computational methods.</text:span></text:p>
      <text:p text:style-name="P16"><text:span text:style-name="T9">TF, CA:</text:span><text:span text:style-name="T5"> We neeed to do this.</text:span></text:p>
      <text:p text:style-name="P15"><text:span text:style-name="T8">I would peek the PT neurons, unless you think that is a too easy of a dataset. Basically:</text:span></text:p>
      <text:p text:style-name="P10"><text:span text:style-name="T19">Retrieve all metrics, --- show which metrics correlate with each other ---, <text:s/></text:span><text:span text:style-name="T22">D</text:span><text:span text:style-name="T19">o a PCA, </text:span><text:span text:style-name="T22">D</text:span><text:span text:style-name="T19">o clustering, and conclude with a visualization of the segregated groups. <text:s/>We have this already scattered across the examples/tutorials. But this needs to be sharpened up, as it would now be a sup. Figure </text:span><text:line-break/><text:line-break/><text:span text:style-name="T1">7. Some type of benchmarks of the computational tools implemented on a sample data set would be welcome.</text:span></text:p>
      <text:p text:style-name="P10"><text:span text:style-name="T31">CA, UG, KISH</text:span><text:span text:style-name="T19">. I don’t know what to do here. I am tempted to say we already do this in sup. Fig 1?</text:span><text:line-break/><text:line-break/><text:span text:style-name="T1">In summary, while SNT appear to be a powerful computational tool for tracing, visualization, and modeling of neuroanatomy, I feel more could be done to convince us of the this new </text:span><text:soft-page-break/><text:span text:style-name="T1">upgrade.</text:span><text:line-break/><text:line-break/><text:line-break/><text:span text:style-name="T1">Reviewer #2:</text:span><text:line-break/><text:span text:style-name="T1">Remarks to the Author:</text:span><text:line-break/><text:line-break/><text:span text:style-name="T1">This paper presents a massive software package or rather environment that already has a wide user base and is impressive in its nature. A manuscript describing the package is very useful and the current text covers most of the essential bases. One feels motivated to try out combining things that until now would have been too hard to do for a single researcher or a small group.</text:span><text:line-break/><text:line-break/><text:span text:style-name="T1">However, the manuscript in its present form seems to </text:span><text:span text:style-name="T4">target an expert audience without taking much into consideration the novel users</text:span><text:span text:style-name="T1">: T</text:span><text:span text:style-name="T4">he overview part (main article) uses many terms and example usage cases that I think I understand as an expert but they would most likely be unintelligible for the average user</text:span><text:span text:style-name="T1">.</text:span></text:p>
      <text:p text:style-name="P9"><text:span text:style-name="T31">CA, UG, KISH,</text:span><text:span text:style-name="T30"> ME, TF</text:span><text:span text:style-name="T31">: </text:span><text:span text:style-name="T20">Been thinking about this for quite a while. Let’s add a Glossary to the supplements! I think that will impress: Each of us picks a couple of terms, defines them in simple terms: E.g.,</text:span></text:p>
      <text:p text:style-name="P9"><text:span text:style-name="T20"><text:tab/></text:span><text:span text:style-name="T30">Mesh</text:span><text:span text:style-name="T20">: A polygon mesh defines the shape of a three-dimensional (3D) (polyhedral) <text:tab/><text:tab/><text:tab/>object. In neuronal anatomy, meshes define </text:span><text:span text:style-name="T22">neuropil</text:span><text:span text:style-name="T20"> annotations, </text:span><text:span text:style-name="T22">typically </text:span><text:span text:style-name="T20">3D <text:tab/><text:tab/><text:tab/>compartments of a reference brain </text:span><text:span text:style-name="T22">(e.g., the hippocampal formation in the mouse, <text:tab/><text:tab/>or the Mushroom body in flies).</text:span></text:p>
      <text:p text:style-name="P19"><text:span text:style-name="T22">Candidates:</text:span></text:p>
      <text:p text:style-name="P19"><text:span text:style-name="T16">GRN, Mesh, Tracing, smFISH, </text:span><text:span text:style-name="T22">HCR, </text:span><text:span text:style-name="T16">ROI, reference brain, brain atlas, morphometry, multi-dimensional image, volume, </text:span></text:p>
      <text:p text:style-name="P9"><text:span text:style-name="T1"/></text:p>
      <text:p text:style-name="P10"><text:span text:style-name="T1">Secondly, the selection of example cases seems arbitrary and shows usages that seem to not necessarily be the norm (rather, the authors maybe want to wow the expert reader). </text:span></text:p>
      <text:p text:style-name="P10"><text:span text:style-name="T32">TF</text:span><text:span text:style-name="T21">: I think I can answer this, but suggestions welcomed.</text:span></text:p>
      <text:p text:style-name="P10"><text:span text:style-name="T1"/></text:p>
      <text:p text:style-name="P10"><text:span text:style-name="T1">Finally, none of the methods presented here are really new and the individual methods (such as registering branches in time-lapse data or modelling the morphology) are not explained to a level that they would be reproducible or understandable (nor are relevant statistics shown to validate that they work but I don't think that is necessarily important to advertise the tool). </text:span></text:p>
      <text:p text:style-name="P10"><text:span text:style-name="T32">TF</text:span><text:span text:style-name="T21">: I think I can answer this, but suggestions welcomed.</text:span></text:p>
      <text:p text:style-name="P10"><text:span text:style-name="T1"/></text:p>
      <text:p text:style-name="P10"><text:span text:style-name="T1">So, it seems like the point of this manuscript is rather to advertise the software suite and how nicely the individual components communicate with one another.</text:span><text:line-break/><text:line-break/><text:span text:style-name="T1">More specific points:</text:span><text:line-break/><text:span text:style-name="T1">-130,000 reconstructions seems low when already neuromorpho.org has almost 140,000.</text:span></text:p>
      <text:p text:style-name="P10"><text:span text:style-name="T32">TF</text:span><text:span text:style-name="T21">: Correct </text:span><text:span text:style-name="T22">this</text:span></text:p>
      <text:p text:style-name="P11"><text:line-break/><text:span text:style-name="T1">-Example of usage of a complex term in the main paper: “multidimensional” someone who is not familiar with time-lapse will not understand this. But this applies to many more, e.g. “mesh-based data” (give examples?), </text:span></text:p>
      <text:p text:style-name="P11"><text:span text:style-name="T32">TF</text:span><text:span text:style-name="T21">: </text:span><text:span text:style-name="T22">Point reviewer to glossary</text:span></text:p>
      <text:p text:style-name="P11"><text:span text:style-name="T1"/></text:p>
      <text:p text:style-name="P11"><text:span text:style-name="T1">“gene-regulatory network (GRN) algorithms”, the algorithmic generation section is not clear at all.</text:span></text:p>
      <text:p text:style-name="P20"><text:span text:style-name="T32">K</text:span><text:span text:style-name="T29">ISH</text:span><text:span text:style-name="T23">: Can you tackle this?</text:span></text:p>
      <text:p text:style-name="P11"><text:line-break/><text:span text:style-name="T1">-Visualisation in Fig 1b is unclear with overlapping colours/morphologies at different time points.</text:span></text:p>
      <text:p text:style-name="P11"><text:span text:style-name="T32">TF</text:span><text:span text:style-name="T21">: </text:span><text:span text:style-name="T22">I have no idea on how to improve it. Suggestions?</text:span></text:p>
      <text:p text:style-name="P11"><text:soft-page-break/><text:span text:style-name="T22"/></text:p>
      <text:p text:style-name="P11"><text:span text:style-name="T1">-Generally the examples in Fig 1b-d are not understandable without reading the supplement or specific prior knowledge (and even then I am not entirely sure).</text:span></text:p>
      <text:p text:style-name="P21"><text:span text:style-name="T36">CA, UG, KISH,</text:span><text:span text:style-name="T37"> ME, TF</text:span><text:span text:style-name="T36">: </text:span><text:span text:style-name="T23">Suggestions?</text:span></text:p>
      <text:p text:style-name="P11"><text:line-break/><text:span text:style-name="T1">-Visualisation in Fig 2c seems unusual to represent the graph of tracings between brain regions. Maybe it would make more sense to show standard visualisations or novel ones that obviously give new insight.</text:span></text:p>
      <text:p text:style-name="P17"><text:span text:style-name="T11">TF:</text:span><text:span text:style-name="T12"> I can address this (</text:span><text:span text:style-name="T13">cite: https://www.biorxiv.org/content/10.1101/2020.04.30.066209v1)</text:span></text:p>
      <text:p text:style-name="P12"><text:line-break/><text:span text:style-name="T1">-This work, in particular what is presented in Fig 2 should be compared with the tools available from the Allen Institute and the Human Brain Project.</text:span></text:p>
      <text:p text:style-name="P22"><text:span text:style-name="T36">CA, UG, KISH</text:span><text:span text:style-name="T25">: </text:span><text:span text:style-name="T23">Suggestions?</text:span></text:p>
      <text:p text:style-name="P12"><text:line-break/><text:span text:style-name="T1">-All figures are low quality and have tiny labels.</text:span><text:line-break/><text:span text:style-name="T34">TF:</text:span><text:span text:style-name="T24"> I can address this</text:span><text:line-break/><text:line-break/><text:span text:style-name="T1">Reviewer #3:</text:span><text:line-break/><text:span text:style-name="T1">Remarks to the Author:</text:span><text:line-break/><text:tab/><text:span text:style-name="T1">The manuscript by Arshadi et al. introduces a novel software interface to analyze neuroanatomical data, centered around 3D neuron reconstructions. It combines semiautomatic tracing of confocal image data with a variety of high-quality analysis, modeling, and visualization tools. Additionally, it enables the user to query several existing databases of neuronal morphologies and perform analysis on those data.</text:span><text:line-break/><text:tab/><text:span text:style-name="T1">The presented tool meets a growing demand for integrating anatomical data and to make morphological knowledge accessible to draw functional conclusions and as a foundation for computational modeling. By bridging existing databases and unifying the analysis pipeline via an openly accessible software, the authors do provide a valuable service to the community, i.e. not only to neuroanatomists of a specific field, but also, and maybe especially, to everyone in neuroscience who needs to use anatomical data to interpret own functional data. By providing an easy way for non anatomists to visualize and analyze morphological data, structure-function relations could become more obvious and new hypotheses about circuit function can more easily be developed.</text:span><text:line-break/><text:tab/><text:span text:style-name="T1">The SNT software appears to be mature and thoroughly tested, and the proof of concept applications and illustration of possible analyses show convincingly that the tool can be used for the intended purposes. The integration with ImageJ/Fiji offers the advantage that the package can be installed in a matter of minutes (tested first hand) and that the general outline is familiar to any user of Fiji.</text:span><text:line-break/><text:tab/><text:span text:style-name="T1">That said, similar approaches exist to some extent in the literature, but with a more limited scope. Most notably (and cited by the authors), the recently published R-package Natverse (</text:span><text:a xlink:type="simple" xlink:href="https://urldefense.com/v3/__http://natverse.org__;!!Eh6p8Q!Ro1vUHRHdbFawgQlmYwFX49pKllAMSE7BMKPiuviHTDDiWPNw3AHPi9-BctHT_q6YteM$" office:target-frame-name="_blank" xlink:show="new" text:style-name="Internet_20_link" text:visited-style-name="Visited_20_Internet_20_Link"><text:span text:style-name="T6">http://natverse.org</text:span></text:a><text:span text:style-name="T1">) also provides a toolbox to query external databases and to analyze anatomical data, but does not include its own tracing tool, or the possibility for functional modeling. Yet, referring to existing tools, the authors state: “However, such tools remain tethered to specific imaging modalities, computing platforms or workflows, and were not designed to accommodate the rich metadata generated by recent whole-brain connectomic efforts.” This seems to not do justice to the Natverse package, as it does indeed allow interaction with the Drosophila hemibrain data, i.e. ‘recent connectomics efforts’.</text:span></text:p>
      <text:p text:style-name="P12"><text:span text:style-name="T35">TF</text:span><text:span text:style-name="T26">. Apologize and fix.</text:span><text:line-break/><text:line-break/><text:span text:style-name="T1">I most thoroughly tested the tracing tool of the presented package and it indeed produces very good results even with comparably noisy data. I am unsure how much it has advanced over previous versions of the Simple Neurite Tracer, but compared to fully manual tracing with other methods, including commercial software, there is a significant speed gain, in particular when only tracing skeletons without diameter fitting. I would find an explicit comparison of features </text:span><text:soft-page-break/><text:span text:style-name="T1">between SNT tracing and other software (NeuTube, Amira, etc.) a useful addition that would allow the reader to gauge whether SNT might be worth trying.</text:span></text:p>
      <text:p text:style-name="P12"><text:span text:style-name="T35">CA, TF</text:span><text:span text:style-name="T27">. We asked trial licenses to Amira and Imaris to no avail. But we can still compare to open source alternatives like VAA3D and NeuTube:</text:span></text:p>
      <text:p text:style-name="P12"><text:span text:style-name="T27">CA: Let’s just run automated segmentation for the OP_1 in <text:s/>VAA3D and NeuTube, and compute the DIADEM metric on it. We will add that info to Sup. Fig 1. it does not matter if they will be more accurate or faster.</text:span><text:line-break/><text:line-break/><text:span text:style-name="T1">When testing, the diameter fitting tool was very slow, but I suspect I might have not optimized my settings properly, indicating that, while intuitively useable without training for some applications, the software is complex after all, and training is required to use it in a professional way. The authors might want to mention this explicitly in the paper, to not mislead readers into thinking that SNT is completely intuitive.</text:span></text:p>
      <text:p text:style-name="P18"><text:span text:style-name="T9">TF</text:span><text:span text:style-name="T5">: I </text:span><text:span text:style-name="T14">may</text:span><text:span text:style-name="T15"> have fixed this with the latest release</text:span></text:p>
      <text:p text:style-name="P13"><text:line-break/><text:span text:style-name="T1">Overall, the software offers new users without programming experience a reasonably user-friendly interface that is in line with the general ImageJ/Fiji GUI. Whereas I cannot comment on the programming interface based on personal experience (being an old-fashioned neuroanatomist), the presented examples (in particular from mouse brain) show that the possibilities of the SNT package are much bigger when using scripting. In that context, it appears of great usefulness that the software can interpret multiple popular programming languages, i.e. not requiring to adopt any specific language, such as R. While this is all very good, it might practically limit the number of people who can fully use all aspects of the software, and the potential user base might not be completely aligned with the readers of Nature Methods. That said, the software is highly relevant to divert users across Neuroscience, and being known to as many researchers as possible is crucial for the success of this</text:span><text:line-break/><text:span text:style-name="T1">package.</text:span></text:p>
      <text:p text:style-name="P13"><text:span text:style-name="T28">I don’t know what to say here. Is the reviewer asking to change journal?</text:span><text:line-break/><text:line-break/><text:span text:style-name="T1">The presentation of the paper is convincing and clear. The figures are very useful and beautifully illustrate the possibilities of the software. While it would likely take any new user a few weeks of training to achieve similar high-quality plots, it shows that the SNT package can deliver publication ready results. The text is well written and while technical at times, is a nice and concise introduction to the SNT package. Occasionally, the text reads a bit like an advertisement pitch, and personally, I would prefer if it described the tool in a more objective way rather than praising its merits. For me, this tone had raised expectations at first read that were not quite met when testing the software, mostly with respect to user friendliness.</text:span><text:line-break/><text:line-break/><text:span text:style-name="T1">The supplements do a very good job in explaining the details of the software and personally, I would have preferred a longer paper with parts of the supplements integrated more directly into the main text.</text:span><text:line-break/><text:line-break/><text:span text:style-name="T1">Being an invertebrate neuroanatomist not working on Drosophila, I would love to see support for insectbraindb.org, as was done by Natverse as well. This fast growing database houses (currently) around 400 single neuron morphologies from across insects, some of which are very detailed (and all are swc in format).</text:span></text:p>
      <text:p text:style-name="P6"><text:span text:style-name="T39">CA</text:span>: This is partially implemented. We need to add a figure, so the API needs to be minimally working just enough to have the script work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iago Ferreira</meta:initial-creator>
    <meta:creation-date>2020-11-08T15:35:34.674239766</meta:creation-date>
    <dc:date>2020-11-14T16:41:28.664528339</dc:date>
    <dc:creator>Tiago Ferreira</dc:creator>
    <meta:editing-duration>PT10H48M22S</meta:editing-duration>
    <meta:editing-cycles>3</meta:editing-cycles>
    <meta:generator>LibreOffice/7.0.3.1$Linux_X86_64 LibreOffice_project/00$Build-1</meta:generator>
    <meta:document-statistic meta:table-count="0" meta:image-count="0" meta:object-count="0" meta:page-count="4" meta:paragraph-count="45" meta:word-count="2130" meta:character-count="13187" meta:non-whitespace-character-count="11059"/>
  </office:meta>
</office:document-meta>
</file>